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Monospace" svg:font-family="Monospace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Standard">
      <style:text-properties officeooo:rsid="0006e705" officeooo:paragraph-rsid="0006e705"/>
    </style:style>
    <style:style style:name="P2" style:family="paragraph" style:parent-style-name="Standard">
      <style:text-properties style:text-underline-style="none" officeooo:rsid="0006e705" officeooo:paragraph-rsid="0006e705"/>
    </style:style>
    <style:style style:name="P3" style:family="paragraph" style:parent-style-name="Standard">
      <style:text-properties style:text-underline-style="none" fo:font-weight="normal" officeooo:rsid="0006e705" officeooo:paragraph-rsid="0006e705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bed45" officeooo:paragraph-rsid="000bed45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c7774" officeooo:paragraph-rsid="000c7774" style:font-weight-asian="normal" style:font-weight-complex="normal"/>
    </style:style>
    <style:style style:name="P6" style:family="paragraph" style:parent-style-name="Standard">
      <style:text-properties officeooo:paragraph-rsid="000bed45"/>
    </style:style>
    <style:style style:name="P7" style:family="paragraph" style:parent-style-name="Standard">
      <style:text-properties officeooo:paragraph-rsid="000c7774"/>
    </style:style>
    <style:style style:name="P8" style:family="paragraph" style:parent-style-name="Heading_20_2" style:list-style-name="">
      <style:text-properties fo:color="#000000" style:font-name="Times New Roman1" fo:font-size="12pt" fo:font-style="normal" officeooo:rsid="0009fef6" style:font-size-asian="12pt" style:font-style-asian="normal" style:font-style-complex="normal"/>
    </style:style>
    <style:style style:name="P9" style:family="paragraph" style:parent-style-name="Heading_20_3">
      <style:paragraph-properties fo:text-align="center" style:justify-single-word="false"/>
    </style:style>
    <style:style style:name="P10" style:family="paragraph" style:parent-style-name="Standard">
      <style:text-properties style:text-underline-style="none" fo:font-weight="normal" officeooo:rsid="0006e705" officeooo:paragraph-rsid="0006e705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bed45" officeooo:paragraph-rsid="000bed45" style:font-weight-asian="normal" style:font-weight-complex="normal"/>
    </style:style>
    <style:style style:name="P12" style:family="paragraph" style:parent-style-name="Standard">
      <style:text-properties officeooo:rsid="0006e705" officeooo:paragraph-rsid="0006e705"/>
    </style:style>
    <style:style style:name="P13" style:family="paragraph" style:parent-style-name="Standard">
      <style:text-properties officeooo:rsid="00148f71" officeooo:paragraph-rsid="00148f7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officeooo:rsid="000c7774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bed45" style:font-weight-asian="normal" style:font-weight-complex="normal"/>
    </style:style>
    <style:style style:name="T7" style:family="text">
      <style:text-properties style:text-underline-style="none" fo:font-weight="normal" officeooo:rsid="000cf402" style:font-weight-asian="normal" style:font-weight-complex="normal"/>
    </style:style>
    <style:style style:name="T8" style:family="text">
      <style:text-properties style:text-underline-style="none" fo:font-weight="normal" officeooo:rsid="000c7774" style:font-weight-asian="normal" style:font-weight-complex="normal"/>
    </style:style>
    <style:style style:name="T9" style:family="text">
      <style:text-properties style:text-underline-style="none" fo:font-weight="normal" officeooo:rsid="000e58af" style:font-weight-asian="normal" style:font-weight-complex="normal"/>
    </style:style>
    <style:style style:name="T10" style:family="text">
      <style:text-properties officeooo:rsid="000bed45"/>
    </style:style>
    <style:style style:name="T11" style:family="text">
      <style:text-properties officeooo:rsid="00148f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Week 8 Homework Part 1</text:h>
      <text:p text:style-name="P13">Write (or paste) your answer after each question and submit the Google Classroom</text:p>
      <text:p text:style-name="P1"/>
      <text:p text:style-name="P1">1. <text:s text:c="2"/>Draw a class diagram of the relationship between Guitar, GuitarSpec, and Inventory <text:span text:style-name="T10">from the application in Chapter 1 </text:span><text:span text:style-name="T11">of Head First (HF)</text:span>. <text:s/>Paste an image of the class diagram here.</text:p>
      <text:p text:style-name="P1"/>
      <text:p text:style-name="P1"/>
      <text:p text:style-name="P1"/>
      <text:p text:style-name="P1"/>
      <text:p text:style-name="P1">2. In Chapter 1 of HF, after adding GuitarSpec to the application, they observe that the software is difficult to modify because whenever a new attribute is added, the programmer needs to modify both GuitarSpec and Inventory (the search method).</text:p>
      <text:p text:style-name="P1"/>
      <text:p text:style-name="P1">2.1 What is the solution to this problem?</text:p>
      <text:p text:style-name="P1"/>
      <text:p text:style-name="P1"/>
      <text:p text:style-name="P1">2.2 Which GRASP Principle would also suggest this solution? <text:s/><text:span text:style-name="T1">Explain</text:span><text:span text:style-name="T3"> your answer.</text:span></text:p>
      <text:p text:style-name="P1"><text:span text:style-name="T3"/></text:p>
      <text:p text:style-name="P1"><text:span text:style-name="T3"/></text:p>
      <text:p text:style-name="P2"/>
      <text:p text:style-name="P1"><text:span text:style-name="T3">3. In software, what is </text:span><text:span text:style-name="T4">delegation?</text:span><text:span text:style-name="T5"> Explain in your own words (not the words in HF).</text:span></text:p>
      <text:p text:style-name="P3"/>
      <text:p text:style-name="P3"/>
      <text:p text:style-name="P3"/>
      <text:p text:style-name="P6"><text:span text:style-name="T6">4. In Chapter 5 Part 1, they update the Guitar store application to handle </text:span><text:span text:style-name="T7">other kinds of instruments, such as</text:span><text:span text:style-name="T8"> Mandolin, Banjo, etc. <text:s/>But later they </text:span><text:span text:style-name="T2">delete</text:span><text:span text:style-name="T8"> the instrument-specific classes </text:span><text:span text:style-name="T9">(Guitar, Mandolin, etc)</text:span><text:span text:style-name="T8">. <text:s/>Why? <text:s/>Give a reason that explains the justification, </text:span><text:span text:style-name="T2">not</text:span><text:span text:style-name="T8"> "because they don't need them" (circular reasoning).</text:span></text:p>
      <text:p text:style-name="P4"/>
      <text:p text:style-name="P4"/>
      <text:p text:style-name="P4"/>
      <text:p text:style-name="P4"/>
      <text:p text:style-name="P7"><text:span text:style-name="T8">5. </text:span><text:span text:style-name="T9">In the Java code on HF page 238, what is a clear sign that the code is not using polymorphism correctly? <text:s/></text:span></text:p>
      <text:p text:style-name="P5"/>
      <text:h text:style-name="P8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Kinnari1" svg:font-family="Kinnari"/>
    <style:font-face style:name="Monospace" svg:font-family="Monospace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JP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Noto Serif CJK JP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Noto Sans CJK JP" style:font-family-asian="'Noto Sans CJK JP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1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size-asian="12pt" style:font-name-complex="Kinnari1" style:font-family-complex="Kinnar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0:00:27.765060792</meta:creation-date>
    <dc:date>2022-03-15T13:39:31.066457697</dc:date>
    <meta:editing-duration>PT7H29M39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96" meta:character-count="1169" meta:non-whitespace-character-count="973"/>
  </office:meta>
</office:document-meta>
</file>